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57.78mm" svg:y="6.41mm">
            <loext:p draw:notify-on-update-of-ranges="Sheet1.A1:Sheet1.A1 Sheet1.A2:Sheet1.A32 Sheet1.B1:Sheet1.B1 Sheet1.B2:Sheet1.B32 Sheet1.C2:Sheet1.C18 Sheet1.A2:Sheet1.A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ist length</text:p>
          </table:table-cell>
          <table:table-cell office:value-type="string" calcext:value-type="string">
            <text:p>Time (s) – 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ower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$E$2]*[.A2]^[.$E$1]" office:value-type="float" office:value="10" calcext:value-type="float">
            <text:p>10</text:p>
          </table:table-cell>
          <table:table-cell office:value-type="string" calcext:value-type="string">
            <text:p>Coefficient: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formula="of:=[.$E$2]*[.A3]^[.$E$1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table:formula="of:=[.$E$2]*[.A4]^[.$E$1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table:formula="of:=[.$E$2]*[.A5]^[.$E$1]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5" calcext:value-type="float">
            <text:p>235</text:p>
          </table:table-cell>
          <table:table-cell table:formula="of:=[.$E$2]*[.A6]^[.$E$1]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8" calcext:value-type="float">
            <text:p>328</text:p>
          </table:table-cell>
          <table:table-cell table:formula="of:=[.$E$2]*[.A7]^[.$E$1]"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31" calcext:value-type="float">
            <text:p>531</text:p>
          </table:table-cell>
          <table:table-cell table:formula="of:=[.$E$2]*[.A8]^[.$E$1]"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3" calcext:value-type="float">
            <text:p>703</text:p>
          </table:table-cell>
          <table:table-cell table:formula="of:=[.$E$2]*[.A9]^[.$E$1]"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50" calcext:value-type="float">
            <text:p>750</text:p>
          </table:table-cell>
          <table:table-cell table:formula="of:=[.$E$2]*[.A10]^[.$E$1]"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8" calcext:value-type="float">
            <text:p>938</text:p>
          </table:table-cell>
          <table:table-cell table:formula="of:=[.$E$2]*[.A11]^[.$E$1]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69" calcext:value-type="float">
            <text:p>3969</text:p>
          </table:table-cell>
          <table:table-cell table:formula="of:=[.$E$2]*[.A12]^[.$E$1]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609" calcext:value-type="float">
            <text:p>8609</text:p>
          </table:table-cell>
          <table:table-cell table:formula="of:=[.$E$2]*[.A13]^[.$E$1]" office:value-type="float" office:value="9000" calcext:value-type="float">
            <text:p>900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828" calcext:value-type="float">
            <text:p>14828</text:p>
          </table:table-cell>
          <table:table-cell table:formula="of:=[.$E$2]*[.A14]^[.$E$1]" office:value-type="float" office:value="16000" calcext:value-type="float">
            <text:p>16000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031" calcext:value-type="float">
            <text:p>23031</text:p>
          </table:table-cell>
          <table:table-cell table:formula="of:=[.$E$2]*[.A15]^[.$E$1]" office:value-type="float" office:value="25000" calcext:value-type="float">
            <text:p>2500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5641" calcext:value-type="float">
            <text:p>35641</text:p>
          </table:table-cell>
          <table:table-cell table:formula="of:=[.$E$2]*[.A16]^[.$E$1]" office:value-type="float" office:value="36000" calcext:value-type="float">
            <text:p>36000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172" calcext:value-type="float">
            <text:p>46172</text:p>
          </table:table-cell>
          <table:table-cell table:formula="of:=[.$E$2]*[.A17]^[.$E$1]" office:value-type="float" office:value="49000" calcext:value-type="float">
            <text:p>49000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719" calcext:value-type="float">
            <text:p>70719</text:p>
          </table:table-cell>
          <table:table-cell table:formula="of:=[.$E$2]*[.A18]^[.$E$1]" office:value-type="float" office:value="64000" calcext:value-type="float">
            <text:p>64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7:39:09.048000000</meta:creation-date>
    <dc:date>2016-11-10T19:36:01.315000000</dc:date>
    <meta:editing-duration>PT24M12S</meta:editing-duration>
    <meta:editing-cycles>17</meta:editing-cycles>
    <meta:generator>LibreOffice/5.2.1.2$Windows_x86 LibreOffice_project/31dd62db80d4e60af04904455ec9c9219178d620</meta:generator>
    <meta:document-statistic meta:table-count="1" meta:cell-count="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68cm" svg:y="0.316cm" chart:style-name="ch2">
          <text:p>Time of `play-life` evaluation</text:p>
        </chart:title>
        <chart:plot-area chart:style-name="ch3" table:cell-range-address="Sheet1.A1:Sheet1.B32 Sheet1.C2:Sheet1.C18" chart:data-source-has-labels="row" svg:x="1.314cm" svg:y="1.301cm" svg:width="14.366cm" svg:height="6.555cm">
          <chartooo:coordinate-region svg:x="2.535cm" svg:y="1.496cm" svg:width="12.853cm" svg:height="5.721cm"/>
          <chart:axis chart:dimension="x" chart:name="primary-x" chart:style-name="ch4">
            <chart:title svg:x="7.664cm" svg:y="8.037cm" chart:style-name="ch5">
              <text:p>List Lenght</text:p>
            </chart:title>
          </chart:axis>
          <chart:axis chart:dimension="y" chart:name="primary-y" chart:style-name="ch4">
            <chart:title svg:x="0.451cm" svg:y="5.217cm" chart:style-name="ch6">
              <text:p>Time (s)</text:p>
            </chart:title>
            <chart:grid chart:style-name="ch7" chart:class="major"/>
          </chart:axis>
          <chart:series chart:style-name="ch8" chart:values-cell-range-address="Sheet1.B2:Sheet1.B32" chart:label-cell-address="Sheet1.B1:Sheet1.B1" chart:class="chart:scatter">
            <chart:domain table:cell-range-address="Sheet1.A2:Sheet1.A32"/>
            <chart:data-point chart:repeated="31"/>
          </chart:series>
          <chart:series chart:style-name="ch9" chart:values-cell-range-address="Sheet1.C2:Sheet1.C18" loext:label-string="&quot;Model&quot;" chart:class="chart:scatter">
            <chart:domain table:cell-range-address="Sheet1.A2:Sheet1.A1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) – t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od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32</svg:desc>
                </draw:g>
              </table:table-cell>
              <table:table-cell office:value-type="float" office:value="15">
                <text:p>15</text:p>
                <draw:g>
                  <svg:desc>Sheet1.B2:Sheet1.B32</svg:desc>
                </draw:g>
              </table:table-cell>
              <table:table-cell office:value-type="float" office:value="10">
                <text:p>10</text:p>
                <draw:g>
                  <svg:desc>Sheet1.A2:Sheet1.A18</svg:desc>
                </draw:g>
              </table:table-cell>
              <table:table-cell office:value-type="float" office:value="10">
                <text:p>10</text:p>
                <draw:g>
                  <svg:desc>Sheet1.C2:Sheet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2">
                <text:p>62</text:p>
              </table:table-cell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  <table:table-cell office:value-type="float" office:value="40">
                <text:p>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35">
                <text:p>235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28">
                <text:p>328</text:p>
              </table:table-cell>
              <table:table-cell office:value-type="float" office:value="60">
                <text:p>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531">
                <text:p>531</text:p>
              </table:table-cell>
              <table:table-cell office:value-type="float" office:value="70">
                <text:p>7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703">
                <text:p>703</text:p>
              </table:table-cell>
              <table:table-cell office:value-type="float" office:value="80">
                <text:p>8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750">
                <text:p>750</text:p>
              </table:table-cell>
              <table:table-cell office:value-type="float" office:value="90">
                <text:p>9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938">
                <text:p>938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3969">
                <text:p>3969</text:p>
              </table:table-cell>
              <table:table-cell office:value-type="float" office:value="200">
                <text:p>2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8609">
                <text:p>8609</text:p>
              </table:table-cell>
              <table:table-cell office:value-type="float" office:value="300">
                <text:p>30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14828">
                <text:p>14828</text:p>
              </table:table-cell>
              <table:table-cell office:value-type="float" office:value="400">
                <text:p>400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23031">
                <text:p>23031</text:p>
              </table:table-cell>
              <table:table-cell office:value-type="float" office:value="500">
                <text:p>500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35641">
                <text:p>35641</text:p>
              </table:table-cell>
              <table:table-cell office:value-type="float" office:value="600">
                <text:p>600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46172">
                <text:p>46172</text:p>
              </table:table-cell>
              <table:table-cell office:value-type="float" office:value="700">
                <text:p>700</text:p>
              </table:table-cell>
              <table:table-cell office:value-type="float" office:value="49000">
                <text:p>49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70719">
                <text:p>70719</text:p>
              </table:table-cell>
              <table:table-cell office:value-type="float" office:value="800">
                <text:p>800</text:p>
              </table:table-cell>
              <table:table-cell office:value-type="float" office:value="64000">
                <text:p>64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Windows_x86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